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14.32mm"/>
    </style:style>
    <style:style style:name="co3" style:family="table-column">
      <style:table-column-properties fo:break-before="auto" style:column-width="12.31mm"/>
    </style:style>
    <style:style style:name="co4" style:family="table-column">
      <style:table-column-properties fo:break-before="auto" style:column-width="10.8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5.38mm"/>
    </style:style>
    <style:style style:name="co8" style:family="table-column">
      <style:table-column-properties fo:break-before="auto" style:column-width="10.04mm"/>
    </style:style>
    <style:style style:name="co9" style:family="table-column">
      <style:table-column-properties fo:break-before="auto" style:column-width="17.59mm"/>
    </style:style>
    <style:style style:name="co10" style:family="table-column">
      <style:table-column-properties fo:break-before="auto" style:column-width="13.56mm"/>
    </style:style>
    <style:style style:name="co11" style:family="table-column">
      <style:table-column-properties fo:break-before="auto" style:column-width="11.04mm"/>
    </style:style>
    <style:style style:name="co12" style:family="table-column">
      <style:table-column-properties fo:break-before="auto" style:column-width="15.58mm"/>
    </style:style>
    <style:style style:name="co13" style:family="table-column">
      <style:table-column-properties fo:break-before="auto" style:column-width="10.55mm"/>
    </style:style>
    <style:style style:name="co14" style:family="table-column">
      <style:table-column-properties fo:break-before="auto" style:column-width="13.32mm"/>
    </style:style>
    <style:style style:name="co15" style:family="table-column">
      <style:table-column-properties fo:break-before="auto" style:column-width="11.31mm"/>
    </style:style>
    <style:style style:name="co16" style:family="table-column">
      <style:table-column-properties fo:break-before="auto" style:column-width="1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rategies.secondgoodrun" table:style-name="ta1">
        <table:shapes>
          <draw:frame draw:z-index="0" draw:style-name="gr1" draw:text-style-name="P1" svg:width="106.85mm" svg:height="89.9mm" svg:x="2.36mm" svg:y="73.07mm">
            <loext:p draw:notify-on-update-of-ranges="'strategies.secondgoodrun'.A2:'strategies.secondgoodrun'.A11 'strategies.secondgoodrun'.F1:'strategies.secondgoodrun'.F1 'strategies.secondgoodrun'.F2:'strategies.secondgoodrun'.F11 'strategies.secondgoodrun'.G1:'strategies.secondgoodrun'.G1 'strategies.secondgoodrun'.G2:'strategies.secondgoodrun'.G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8.43mm" svg:height="89.99mm" svg:x="129.61mm" svg:y="73.76mm">
            <loext:p draw:notify-on-update-of-ranges="'strategies.secondgoodrun'.I2:'strategies.secondgoodrun'.I11 'strategies.secondgoodrun'.N1:'strategies.secondgoodrun'.N1 'strategies.secondgoodrun'.N2:'strategies.secondgoodrun'.N11 'strategies.secondgoodrun'.O1:'strategies.secondgoodrun'.O1 'strategies.secondgoodrun'.O2:'strategies.secondgoodrun'.O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18.59mm" svg:height="89.99mm" svg:x="275.39mm" svg:y="72.99mm">
            <loext:p draw:notify-on-update-of-ranges="'strategies.secondgoodrun'.R2:'strategies.secondgoodrun'.R11 'strategies.secondgoodrun'.W1:'strategies.secondgoodrun'.W1 'strategies.secondgoodrun'.W2:'strategies.secondgoodrun'.W11 'strategies.secondgoodrun'.X1:'strategies.secondgoodrun'.X1 'strategies.secondgoodrun'.X2:'strategies.secondgoodrun'.X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17.08mm" svg:height="90.06mm" svg:x="130.58mm" svg:y="235.57mm">
            <loext:p draw:notify-on-update-of-ranges="'strategies.secondgoodrun'.I39:'strategies.secondgoodrun'.I39 'strategies.secondgoodrun'.I40:'strategies.secondgoodrun'.I49 'strategies.secondgoodrun'.N39:'strategies.secondgoodrun'.N39 'strategies.secondgoodrun'.N40:'strategies.secondgoodrun'.N49 'strategies.secondgoodrun'.O39:'strategies.secondgoodrun'.O39 'strategies.secondgoodrun'.O40:'strategies.secondgoodrun'.O4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3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cumulativecost-mean(s)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ax thread duration</text:p>
          </table:table-cell>
          <table:table-cell office:value-type="string" calcext:value-type="string">
            <text:p>cost savings</text:p>
          </table:table-cell>
          <table:table-cell office:value-type="string" calcext:value-type="string">
            <text:p>cost savings factor</text:p>
          </table:table-cell>
          <table:table-cell office:value-type="string" calcext:value-type="string">
            <text:p>max thread duration factor</text:p>
          </table:table-cell>
          <table:table-cell/>
          <table:table-cell office:value-type="string" calcext:value-type="string">
            <text:p>#remtime-threshold(s)</text:p>
          </table:table-cell>
          <table:table-cell office:value-type="string" calcext:value-type="string">
            <text:p>cumulativecost-mean(s)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axthread(s)</text:p>
          </table:table-cell>
          <table:table-cell office:value-type="string" calcext:value-type="string">
            <text:p>cost savings</text:p>
          </table:table-cell>
          <table:table-cell office:value-type="string" calcext:value-type="string">
            <text:p>cost savings factor</text:p>
          </table:table-cell>
          <table:table-cell office:value-type="string" calcext:value-type="string">
            <text:p>max thread duration factor</text:p>
          </table:table-cell>
          <table:table-cell table:number-columns-repeated="2"/>
          <table:table-cell office:value-type="string" calcext:value-type="string">
            <text:p>#remtime-threshold(s)</text:p>
          </table:table-cell>
          <table:table-cell office:value-type="string" calcext:value-type="string">
            <text:p>cumulativecost-mean(s)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axthread(s)</text:p>
          </table:table-cell>
          <table:table-cell office:value-type="string" calcext:value-type="string">
            <text:p>cost savings</text:p>
          </table:table-cell>
          <table:table-cell office:value-type="string" calcext:value-type="string">
            <text:p>cost savings factor</text:p>
          </table:table-cell>
          <table:table-cell office:value-type="string" calcext:value-type="string">
            <text:p>max thread duration fact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0.18" calcext:value-type="float">
            <text:p>760.18</text:p>
          </table:table-cell>
          <table:table-cell office:value-type="float" office:value="3.28" calcext:value-type="float">
            <text:p>3.28</text:p>
          </table:table-cell>
          <table:table-cell office:value-type="float" office:value="81" calcext:value-type="float">
            <text:p>81</text:p>
          </table:table-cell>
          <table:table-cell table:formula="of:=[.B13]-[.B2]" office:value-type="float" office:value="17.46" calcext:value-type="float">
            <text:p>17.46</text:p>
          </table:table-cell>
          <table:table-cell table:formula="of:=[.E2]/28" office:value-type="float" office:value="0.62357142857143" calcext:value-type="float">
            <text:p>0.62357142857143</text:p>
          </table:table-cell>
          <table:table-cell table:formula="of:=[.D2]/[.B13]" office:value-type="float" office:value="0.104161308574662" calcext:value-type="float">
            <text:p>0.1041613085746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77" calcext:value-type="float">
            <text:p>2177</text:p>
          </table:table-cell>
          <table:table-cell office:value-type="float" office:value="7.76" calcext:value-type="float">
            <text:p>7.76</text:p>
          </table:table-cell>
          <table:table-cell office:value-type="float" office:value="78" calcext:value-type="float">
            <text:p>78</text:p>
          </table:table-cell>
          <table:table-cell table:formula="of:=[.J13]-[.J2]" office:value-type="float" office:value="70.9099999999999" calcext:value-type="float">
            <text:p>70.9099999999999</text:p>
          </table:table-cell>
          <table:table-cell table:formula="of:=[.M2]/73" office:value-type="float" office:value="0.971369863013697" calcext:value-type="float">
            <text:p>0.971369863013697</text:p>
          </table:table-cell>
          <table:table-cell table:formula="of:=[.L2]/[.J13]" office:value-type="float" office:value="0.0346988980875569" calcext:value-type="float">
            <text:p>0.03469889808755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8.45" calcext:value-type="float">
            <text:p>88.45</text:p>
          </table:table-cell>
          <table:table-cell office:value-type="float" office:value="1.04" calcext:value-type="float">
            <text:p>1.04</text:p>
          </table:table-cell>
          <table:table-cell office:value-type="float" office:value="3" calcext:value-type="float">
            <text:p>3</text:p>
          </table:table-cell>
          <table:table-cell table:formula="of:=[.S13]-[.S2]" office:value-type="float" office:value="0" calcext:value-type="float">
            <text:p>0</text:p>
          </table:table-cell>
          <table:table-cell table:formula="of:=[.V2]/73" office:value-type="float" office:value="0" calcext:value-type="float">
            <text:p>0</text:p>
          </table:table-cell>
          <table:table-cell table:formula="of:=[.U2]/[.S13]" office:value-type="float" office:value="0.0339174674957603" calcext:value-type="float">
            <text:p>0.0339174674957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63.36" calcext:value-type="float">
            <text:p>763.36</text:p>
          </table:table-cell>
          <table:table-cell office:value-type="float" office:value="12.99" calcext:value-type="float">
            <text:p>12.99</text:p>
          </table:table-cell>
          <table:table-cell office:value-type="float" office:value="107" calcext:value-type="float">
            <text:p>107</text:p>
          </table:table-cell>
          <table:table-cell table:formula="of:=[.B13]-[.B3]" office:value-type="float" office:value="14.28" calcext:value-type="float">
            <text:p>14.28</text:p>
          </table:table-cell>
          <table:table-cell table:formula="of:=[.E3]/28" office:value-type="float" office:value="0.509999999999999" calcext:value-type="float">
            <text:p>0.509999999999999</text:p>
          </table:table-cell>
          <table:table-cell table:formula="of:=[.D3]/[.B13]" office:value-type="float" office:value="0.137595802685047" calcext:value-type="float">
            <text:p>0.13759580268504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2175.18" calcext:value-type="float">
            <text:p>2175.18</text:p>
          </table:table-cell>
          <table:table-cell office:value-type="float" office:value="3.25" calcext:value-type="float">
            <text:p>3.25</text:p>
          </table:table-cell>
          <table:table-cell office:value-type="float" office:value="163" calcext:value-type="float">
            <text:p>163</text:p>
          </table:table-cell>
          <table:table-cell table:formula="of:=[.J13]-[.J3]" office:value-type="float" office:value="72.73" calcext:value-type="float">
            <text:p>72.73</text:p>
          </table:table-cell>
          <table:table-cell table:formula="of:=[.M3]/73" office:value-type="float" office:value="0.996301369863014" calcext:value-type="float">
            <text:p>0.996301369863014</text:p>
          </table:table-cell>
          <table:table-cell table:formula="of:=[.L3]/[.J13]" office:value-type="float" office:value="0.0725117998496381" calcext:value-type="float">
            <text:p>0.07251179984963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87.09" calcext:value-type="float">
            <text:p>87.09</text:p>
          </table:table-cell>
          <table:table-cell office:value-type="float" office:value="0.54" calcext:value-type="float">
            <text:p>0.54</text:p>
          </table:table-cell>
          <table:table-cell office:value-type="float" office:value="4" calcext:value-type="float">
            <text:p>4</text:p>
          </table:table-cell>
          <table:table-cell table:formula="of:=[.S13]-[.S3]" office:value-type="float" office:value="1.36" calcext:value-type="float">
            <text:p>1.36</text:p>
          </table:table-cell>
          <table:table-cell table:formula="of:=[.V3]/73" office:value-type="float" office:value="0.0186301369863014" calcext:value-type="float">
            <text:p>0.018630136986301</text:p>
          </table:table-cell>
          <table:table-cell table:formula="of:=[.U3]/[.S13]" office:value-type="float" office:value="0.0452232899943471" calcext:value-type="float">
            <text:p>0.04522328999434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755" calcext:value-type="float">
            <text:p>755</text:p>
          </table:table-cell>
          <table:table-cell office:value-type="float" office:value="8.41" calcext:value-type="float">
            <text:p>8.41</text:p>
          </table:table-cell>
          <table:table-cell office:value-type="float" office:value="109" calcext:value-type="float">
            <text:p>109</text:p>
          </table:table-cell>
          <table:table-cell table:formula="of:=[.B13]-[.B4]" office:value-type="float" office:value="22.64" calcext:value-type="float">
            <text:p>22.64</text:p>
          </table:table-cell>
          <table:table-cell table:formula="of:=[.E4]/28" office:value-type="float" office:value="0.808571428571428" calcext:value-type="float">
            <text:p>0.808571428571428</text:p>
          </table:table-cell>
          <table:table-cell table:formula="of:=[.D4]/[.B13]" office:value-type="float" office:value="0.140167686847384" calcext:value-type="float">
            <text:p>0.14016768684738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2172.55" calcext:value-type="float">
            <text:p>2172.55</text:p>
          </table:table-cell>
          <table:table-cell office:value-type="float" office:value="3.96" calcext:value-type="float">
            <text:p>3.96</text:p>
          </table:table-cell>
          <table:table-cell office:value-type="float" office:value="149" calcext:value-type="float">
            <text:p>149</text:p>
          </table:table-cell>
          <table:table-cell table:formula="of:=[.J13]-[.J4]" office:value-type="float" office:value="75.3599999999997" calcext:value-type="float">
            <text:p>75.3599999999997</text:p>
          </table:table-cell>
          <table:table-cell table:formula="of:=[.M4]/73" office:value-type="float" office:value="1.03232876712328" calcext:value-type="float">
            <text:p>1.03232876712328</text:p>
          </table:table-cell>
          <table:table-cell table:formula="of:=[.L4]/[.J13]" office:value-type="float" office:value="0.0662837925005894" calcext:value-type="float">
            <text:p>0.06628379250059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86.09" calcext:value-type="float">
            <text:p>86.09</text:p>
          </table:table-cell>
          <table:table-cell office:value-type="float" office:value="0.94" calcext:value-type="float">
            <text:p>0.94</text:p>
          </table:table-cell>
          <table:table-cell office:value-type="float" office:value="6" calcext:value-type="float">
            <text:p>6</text:p>
          </table:table-cell>
          <table:table-cell table:formula="of:=[.S13]-[.S4]" office:value-type="float" office:value="2.36" calcext:value-type="float">
            <text:p>2.36</text:p>
          </table:table-cell>
          <table:table-cell table:formula="of:=[.V4]/73" office:value-type="float" office:value="0.0323287671232877" calcext:value-type="float">
            <text:p>0.032328767123288</text:p>
          </table:table-cell>
          <table:table-cell table:formula="of:=[.U4]/[.S13]" office:value-type="float" office:value="0.0678349349915206" calcext:value-type="float">
            <text:p>0.06783493499152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64" calcext:value-type="float">
            <text:p>764</text:p>
          </table:table-cell>
          <table:table-cell office:value-type="float" office:value="18.15" calcext:value-type="float">
            <text:p>18.15</text:p>
          </table:table-cell>
          <table:table-cell office:value-type="float" office:value="155" calcext:value-type="float">
            <text:p>155</text:p>
          </table:table-cell>
          <table:table-cell table:formula="of:=[.B13]-[.B5]" office:value-type="float" office:value="13.64" calcext:value-type="float">
            <text:p>13.64</text:p>
          </table:table-cell>
          <table:table-cell table:formula="of:=[.E5]/28" office:value-type="float" office:value="0.487142857142857" calcext:value-type="float">
            <text:p>0.487142857142857</text:p>
          </table:table-cell>
          <table:table-cell table:formula="of:=[.D5]/[.B13]" office:value-type="float" office:value="0.199321022581143" calcext:value-type="float">
            <text:p>0.19932102258114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2234.82" calcext:value-type="float">
            <text:p>2234.82</text:p>
          </table:table-cell>
          <table:table-cell office:value-type="float" office:value="42.21" calcext:value-type="float">
            <text:p>42.21</text:p>
          </table:table-cell>
          <table:table-cell office:value-type="float" office:value="193" calcext:value-type="float">
            <text:p>193</text:p>
          </table:table-cell>
          <table:table-cell table:formula="of:=[.J13]-[.J5]" office:value-type="float" office:value="13.0899999999997" calcext:value-type="float">
            <text:p>13.0899999999997</text:p>
          </table:table-cell>
          <table:table-cell table:formula="of:=[.M5]/73" office:value-type="float" office:value="0.179315068493146" calcext:value-type="float">
            <text:p>0.179315068493146</text:p>
          </table:table-cell>
          <table:table-cell table:formula="of:=[.L5]/[.J13]" office:value-type="float" office:value="0.0858575298833138" calcext:value-type="float">
            <text:p>0.085857529883314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83.18" calcext:value-type="float">
            <text:p>83.18</text:p>
          </table:table-cell>
          <table:table-cell office:value-type="float" office:value="0.7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 table:formula="of:=[.S13]-[.S5]" office:value-type="float" office:value="5.27" calcext:value-type="float">
            <text:p>5.27</text:p>
          </table:table-cell>
          <table:table-cell table:formula="of:=[.V5]/73" office:value-type="float" office:value="0.0721917808219178" calcext:value-type="float">
            <text:p>0.072191780821918</text:p>
          </table:table-cell>
          <table:table-cell table:formula="of:=[.U5]/[.S13]" office:value-type="float" office:value="0.0791407574901074" calcext:value-type="float">
            <text:p>0.07914075749010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77.64" calcext:value-type="float">
            <text:p>777.64</text:p>
          </table:table-cell>
          <table:table-cell office:value-type="float" office:value="26.22" calcext:value-type="float">
            <text:p>26.22</text:p>
          </table:table-cell>
          <table:table-cell office:value-type="float" office:value="153" calcext:value-type="float">
            <text:p>153</text:p>
          </table:table-cell>
          <table:table-cell table:formula="of:=[.B13]-[.B6]" office:value-type="float" office:value="0" calcext:value-type="float">
            <text:p>0</text:p>
          </table:table-cell>
          <table:table-cell table:formula="of:=[.E6]/28" office:value-type="float" office:value="0" calcext:value-type="float">
            <text:p>0</text:p>
          </table:table-cell>
          <table:table-cell table:formula="of:=[.D6]/[.B13]" office:value-type="float" office:value="0.196749138418806" calcext:value-type="float">
            <text:p>0.19674913841880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247.91" calcext:value-type="float">
            <text:p>2247.91</text:p>
          </table:table-cell>
          <table:table-cell office:value-type="float" office:value="5.24" calcext:value-type="float">
            <text:p>5.24</text:p>
          </table:table-cell>
          <table:table-cell office:value-type="float" office:value="234" calcext:value-type="float">
            <text:p>234</text:p>
          </table:table-cell>
          <table:table-cell table:formula="of:=[.J13]-[.J6]" office:value-type="float" office:value="0" calcext:value-type="float">
            <text:p>0</text:p>
          </table:table-cell>
          <table:table-cell table:formula="of:=[.M6]/73" office:value-type="float" office:value="0" calcext:value-type="float">
            <text:p>0</text:p>
          </table:table-cell>
          <table:table-cell table:formula="of:=[.L6]/[.J13]" office:value-type="float" office:value="0.104096694262671" calcext:value-type="float">
            <text:p>0.104096694262671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81.82" calcext:value-type="float">
            <text:p>81.82</text:p>
          </table:table-cell>
          <table:table-cell office:value-type="float" office:value="1.33" calcext:value-type="float">
            <text:p>1.33</text:p>
          </table:table-cell>
          <table:table-cell office:value-type="float" office:value="7" calcext:value-type="float">
            <text:p>7</text:p>
          </table:table-cell>
          <table:table-cell table:formula="of:=[.S13]-[.S6]" office:value-type="float" office:value="6.63000000000001" calcext:value-type="float">
            <text:p>6.63000000000001</text:p>
          </table:table-cell>
          <table:table-cell table:formula="of:=[.V6]/73" office:value-type="float" office:value="0.0908219178082193" calcext:value-type="float">
            <text:p>0.090821917808219</text:p>
          </table:table-cell>
          <table:table-cell table:formula="of:=[.U6]/[.S13]" office:value-type="float" office:value="0.0791407574901074" calcext:value-type="float">
            <text:p>0.07914075749010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52.45" calcext:value-type="float">
            <text:p>752.45</text:p>
          </table:table-cell>
          <table:table-cell office:value-type="float" office:value="3.78" calcext:value-type="float">
            <text:p>3.78</text:p>
          </table:table-cell>
          <table:table-cell office:value-type="float" office:value="181" calcext:value-type="float">
            <text:p>181</text:p>
          </table:table-cell>
          <table:table-cell table:formula="of:=[.B13]-[.B7]" office:value-type="float" office:value="25.1899999999999" calcext:value-type="float">
            <text:p>25.1899999999999</text:p>
          </table:table-cell>
          <table:table-cell table:formula="of:=[.E7]/28" office:value-type="float" office:value="0.899642857142855" calcext:value-type="float">
            <text:p>0.899642857142855</text:p>
          </table:table-cell>
          <table:table-cell table:formula="of:=[.D7]/[.B13]" office:value-type="float" office:value="0.232755516691528" calcext:value-type="float">
            <text:p>0.232755516691528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241.18" calcext:value-type="float">
            <text:p>2241.18</text:p>
          </table:table-cell>
          <table:table-cell office:value-type="float" office:value="7.72" calcext:value-type="float">
            <text:p>7.72</text:p>
          </table:table-cell>
          <table:table-cell office:value-type="float" office:value="301" calcext:value-type="float">
            <text:p>301</text:p>
          </table:table-cell>
          <table:table-cell table:formula="of:=[.J13]-[.J7]" office:value-type="float" office:value="6.73000000000002" calcext:value-type="float">
            <text:p>6.73000000000002</text:p>
          </table:table-cell>
          <table:table-cell table:formula="of:=[.M7]/73" office:value-type="float" office:value="0.0921917808219181" calcext:value-type="float">
            <text:p>0.092191780821918</text:p>
          </table:table-cell>
          <table:table-cell table:formula="of:=[.L7]/[.J13]" office:value-type="float" office:value="0.133902158004546" calcext:value-type="float">
            <text:p>0.133902158004546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83.09" calcext:value-type="float">
            <text:p>83.09</text:p>
          </table:table-cell>
          <table:table-cell office:value-type="float" office:value="2.66" calcext:value-type="float">
            <text:p>2.66</text:p>
          </table:table-cell>
          <table:table-cell office:value-type="float" office:value="9" calcext:value-type="float">
            <text:p>9</text:p>
          </table:table-cell>
          <table:table-cell table:formula="of:=[.S13]-[.S7]" office:value-type="float" office:value="5.36" calcext:value-type="float">
            <text:p>5.36</text:p>
          </table:table-cell>
          <table:table-cell table:formula="of:=[.V7]/73" office:value-type="float" office:value="0.0734246575342466" calcext:value-type="float">
            <text:p>0.073424657534247</text:p>
          </table:table-cell>
          <table:table-cell table:formula="of:=[.U7]/[.S13]" office:value-type="float" office:value="0.101752402487281" calcext:value-type="float">
            <text:p>0.10175240248728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747.91" calcext:value-type="float">
            <text:p>747.91</text:p>
          </table:table-cell>
          <table:table-cell office:value-type="float" office:value="2.63" calcext:value-type="float">
            <text:p>2.63</text:p>
          </table:table-cell>
          <table:table-cell office:value-type="float" office:value="202" calcext:value-type="float">
            <text:p>202</text:p>
          </table:table-cell>
          <table:table-cell table:formula="of:=[.B13]-[.B8]" office:value-type="float" office:value="29.73" calcext:value-type="float">
            <text:p>29.73</text:p>
          </table:table-cell>
          <table:table-cell table:formula="of:=[.E8]/28" office:value-type="float" office:value="1.06178571428572" calcext:value-type="float">
            <text:p>1.06178571428572</text:p>
          </table:table-cell>
          <table:table-cell table:formula="of:=[.D8]/[.B13]" office:value-type="float" office:value="0.25976030039607" calcext:value-type="float">
            <text:p>0.2597603003960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2238.64" calcext:value-type="float">
            <text:p>2238.64</text:p>
          </table:table-cell>
          <table:table-cell office:value-type="float" office:value="14.14" calcext:value-type="float">
            <text:p>14.14</text:p>
          </table:table-cell>
          <table:table-cell office:value-type="float" office:value="453" calcext:value-type="float">
            <text:p>453</text:p>
          </table:table-cell>
          <table:table-cell table:formula="of:=[.J13]-[.J8]" office:value-type="float" office:value="9.26999999999998" calcext:value-type="float">
            <text:p>9.26999999999998</text:p>
          </table:table-cell>
          <table:table-cell table:formula="of:=[.M8]/73" office:value-type="float" office:value="0.126986301369863" calcext:value-type="float">
            <text:p>0.126986301369863</text:p>
          </table:table-cell>
          <table:table-cell table:formula="of:=[.L8]/[.J13]" office:value-type="float" office:value="0.201520523508503" calcext:value-type="float">
            <text:p>0.201520523508503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79.55" calcext:value-type="float">
            <text:p>79.55</text:p>
          </table:table-cell>
          <table:table-cell office:value-type="float" office:value="1.29" calcext:value-type="float">
            <text:p>1.29</text:p>
          </table:table-cell>
          <table:table-cell office:value-type="float" office:value="11" calcext:value-type="float">
            <text:p>11</text:p>
          </table:table-cell>
          <table:table-cell table:formula="of:=[.S13]-[.S8]" office:value-type="float" office:value="8.90000000000001" calcext:value-type="float">
            <text:p>8.90000000000001</text:p>
          </table:table-cell>
          <table:table-cell table:formula="of:=[.V8]/73" office:value-type="float" office:value="0.121917808219178" calcext:value-type="float">
            <text:p>0.121917808219178</text:p>
          </table:table-cell>
          <table:table-cell table:formula="of:=[.U8]/[.S13]" office:value-type="float" office:value="0.124364047484454" calcext:value-type="float">
            <text:p>0.12436404748445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760.64" calcext:value-type="float">
            <text:p>760.64</text:p>
          </table:table-cell>
          <table:table-cell office:value-type="float" office:value="7.74" calcext:value-type="float">
            <text:p>7.74</text:p>
          </table:table-cell>
          <table:table-cell office:value-type="float" office:value="353" calcext:value-type="float">
            <text:p>353</text:p>
          </table:table-cell>
          <table:table-cell table:formula="of:=[.B13]-[.B9]" office:value-type="float" office:value="17" calcext:value-type="float">
            <text:p>17</text:p>
          </table:table-cell>
          <table:table-cell table:formula="of:=[.E9]/28" office:value-type="float" office:value="0.607142857142857" calcext:value-type="float">
            <text:p>0.607142857142857</text:p>
          </table:table-cell>
          <table:table-cell table:formula="of:=[.D9]/[.B13]" office:value-type="float" office:value="0.453937554652538" calcext:value-type="float">
            <text:p>0.45393755465253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234.27" calcext:value-type="float">
            <text:p>2234.27</text:p>
          </table:table-cell>
          <table:table-cell office:value-type="float" office:value="6.21" calcext:value-type="float">
            <text:p>6.21</text:p>
          </table:table-cell>
          <table:table-cell office:value-type="float" office:value="467" calcext:value-type="float">
            <text:p>467</text:p>
          </table:table-cell>
          <table:table-cell table:formula="of:=[.J13]-[.J9]" office:value-type="float" office:value="13.6399999999999" calcext:value-type="float">
            <text:p>13.6399999999999</text:p>
          </table:table-cell>
          <table:table-cell table:formula="of:=[.M9]/73" office:value-type="float" office:value="0.186849315068491" calcext:value-type="float">
            <text:p>0.186849315068491</text:p>
          </table:table-cell>
          <table:table-cell table:formula="of:=[.L9]/[.J13]" office:value-type="float" office:value="0.207748530857552" calcext:value-type="float">
            <text:p>0.207748530857552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78.64" calcext:value-type="float">
            <text:p>78.64</text:p>
          </table:table-cell>
          <table:table-cell office:value-type="float" office:value="1.12" calcext:value-type="float">
            <text:p>1.12</text:p>
          </table:table-cell>
          <table:table-cell office:value-type="float" office:value="18" calcext:value-type="float">
            <text:p>18</text:p>
          </table:table-cell>
          <table:table-cell table:formula="of:=[.S13]-[.S9]" office:value-type="float" office:value="9.81" calcext:value-type="float">
            <text:p>9.81</text:p>
          </table:table-cell>
          <table:table-cell table:formula="of:=[.V9]/73" office:value-type="float" office:value="0.134383561643836" calcext:value-type="float">
            <text:p>0.134383561643836</text:p>
          </table:table-cell>
          <table:table-cell table:formula="of:=[.U9]/[.S13]" office:value-type="float" office:value="0.203504804974562" calcext:value-type="float">
            <text:p>0.20350480497456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746.73" calcext:value-type="float">
            <text:p>746.73</text:p>
          </table:table-cell>
          <table:table-cell office:value-type="float" office:value="6.89" calcext:value-type="float">
            <text:p>6.89</text:p>
          </table:table-cell>
          <table:table-cell office:value-type="float" office:value="394" calcext:value-type="float">
            <text:p>394</text:p>
          </table:table-cell>
          <table:table-cell table:formula="of:=[.B13]-[.B10]" office:value-type="float" office:value="30.91" calcext:value-type="float">
            <text:p>30.91</text:p>
          </table:table-cell>
          <table:table-cell table:formula="of:=[.E10]/28" office:value-type="float" office:value="1.10392857142857" calcext:value-type="float">
            <text:p>1.10392857142857</text:p>
          </table:table-cell>
          <table:table-cell table:formula="of:=[.D10]/[.B13]" office:value-type="float" office:value="0.506661179980454" calcext:value-type="float">
            <text:p>0.506661179980454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244.82" calcext:value-type="float">
            <text:p>2244.82</text:p>
          </table:table-cell>
          <table:table-cell office:value-type="float" office:value="30.27" calcext:value-type="float">
            <text:p>30.27</text:p>
          </table:table-cell>
          <table:table-cell office:value-type="float" office:value="626" calcext:value-type="float">
            <text:p>626</text:p>
          </table:table-cell>
          <table:table-cell table:formula="of:=[.J13]-[.J10]" office:value-type="float" office:value="3.08999999999969" calcext:value-type="float">
            <text:p>3.08999999999969</text:p>
          </table:table-cell>
          <table:table-cell table:formula="of:=[.M10]/73" office:value-type="float" office:value="0.0423287671232834" calcext:value-type="float">
            <text:p>0.042328767123284</text:p>
          </table:table-cell>
          <table:table-cell table:formula="of:=[.L10]/[.J13]" office:value-type="float" office:value="0.278480900036033" calcext:value-type="float">
            <text:p>0.278480900036033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79.45" calcext:value-type="float">
            <text:p>79.45</text:p>
          </table:table-cell>
          <table:table-cell office:value-type="float" office:value="1.63" calcext:value-type="float">
            <text:p>1.63</text:p>
          </table:table-cell>
          <table:table-cell office:value-type="float" office:value="16" calcext:value-type="float">
            <text:p>16</text:p>
          </table:table-cell>
          <table:table-cell table:formula="of:=[.S13]-[.S10]" office:value-type="float" office:value="9" calcext:value-type="float">
            <text:p>9</text:p>
          </table:table-cell>
          <table:table-cell table:formula="of:=[.V10]/73" office:value-type="float" office:value="0.123287671232877" calcext:value-type="float">
            <text:p>0.123287671232877</text:p>
          </table:table-cell>
          <table:table-cell table:formula="of:=[.U10]/[.S13]" office:value-type="float" office:value="0.180893159977388" calcext:value-type="float">
            <text:p>0.18089315997738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746.64" calcext:value-type="float">
            <text:p>746.64</text:p>
          </table:table-cell>
          <table:table-cell office:value-type="float" office:value="7.3" calcext:value-type="float">
            <text:p>7.3</text:p>
          </table:table-cell>
          <table:table-cell office:value-type="float" office:value="745" calcext:value-type="float">
            <text:p>745</text:p>
          </table:table-cell>
          <table:table-cell table:formula="of:=[.B13]-[.B11]" office:value-type="float" office:value="31" calcext:value-type="float">
            <text:p>31</text:p>
          </table:table-cell>
          <table:table-cell table:formula="of:=[.E11]/28" office:value-type="float" office:value="1.10714285714286" calcext:value-type="float">
            <text:p>1.10714285714286</text:p>
          </table:table-cell>
          <table:table-cell table:formula="of:=[.D11]/[.B13]" office:value-type="float" office:value="0.958026850470655" calcext:value-type="float">
            <text:p>0.958026850470655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2221.55" calcext:value-type="float">
            <text:p>2221.55</text:p>
          </table:table-cell>
          <table:table-cell office:value-type="float" office:value="7.98" calcext:value-type="float">
            <text:p>7.98</text:p>
          </table:table-cell>
          <table:table-cell office:value-type="float" office:value="1364" calcext:value-type="float">
            <text:p>1364</text:p>
          </table:table-cell>
          <table:table-cell table:formula="of:=[.J13]-[.J11]" office:value-type="float" office:value="26.3599999999997" calcext:value-type="float">
            <text:p>26.3599999999997</text:p>
          </table:table-cell>
          <table:table-cell table:formula="of:=[.M11]/73" office:value-type="float" office:value="0.361095890410954" calcext:value-type="float">
            <text:p>0.361095890410954</text:p>
          </table:table-cell>
          <table:table-cell table:formula="of:=[.L11]/[.J13]" office:value-type="float" office:value="0.606785858864456" calcext:value-type="float">
            <text:p>0.606785858864456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72.64" calcext:value-type="float">
            <text:p>72.64</text:p>
          </table:table-cell>
          <table:table-cell office:value-type="float" office:value="1.29" calcext:value-type="float">
            <text:p>1.29</text:p>
          </table:table-cell>
          <table:table-cell office:value-type="float" office:value="43" calcext:value-type="float">
            <text:p>43</text:p>
          </table:table-cell>
          <table:table-cell table:formula="of:=[.S13]-[.S11]" office:value-type="float" office:value="15.81" calcext:value-type="float">
            <text:p>15.81</text:p>
          </table:table-cell>
          <table:table-cell table:formula="of:=[.V11]/73" office:value-type="float" office:value="0.216575342465753" calcext:value-type="float">
            <text:p>0.216575342465753</text:p>
          </table:table-cell>
          <table:table-cell table:formula="of:=[.U11]/[.S13]" office:value-type="float" office:value="0.486150367439231" calcext:value-type="float">
            <text:p>0.486150367439231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" table:formula="of:=MAX([.B2:.B11])" office:value-type="float" office:value="777.64" calcext:value-type="float">
            <text:p>777.64</text:p>
          </table:table-cell>
          <table:table-cell table:number-columns-repeated="7"/>
          <table:table-cell table:style-name="ce1" table:formula="of:=MAX([.J2:.J11])" office:value-type="float" office:value="2247.91" calcext:value-type="float">
            <text:p>2247.91</text:p>
          </table:table-cell>
          <table:table-cell table:number-columns-repeated="8"/>
          <table:table-cell table:style-name="ce1" table:formula="of:=MAX([.S2:.S11])" office:value-type="float" office:value="88.45" calcext:value-type="float">
            <text:p>88.45</text:p>
          </table:table-cell>
          <table:table-cell table:number-columns-repeated="5"/>
        </table:table-row>
        <table:table-row table:style-name="ro1" table:number-rows-repeated="25">
          <table:table-cell table:number-columns-repeated="24"/>
        </table:table-row>
        <table:table-row table:style-name="ro1">
          <table:table-cell table:number-columns-repeated="8"/>
          <table:table-cell office:value-type="string" calcext:value-type="string">
            <text:p>#remtime-threshold(s)</text:p>
          </table:table-cell>
          <table:table-cell office:value-type="string" calcext:value-type="string">
            <text:p>cumulativecost-mean(s)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axthread(s)</text:p>
          </table:table-cell>
          <table:table-cell office:value-type="string" calcext:value-type="string">
            <text:p>cost savings</text:p>
          </table:table-cell>
          <table:table-cell office:value-type="string" calcext:value-type="string">
            <text:p>cost savings factor</text:p>
          </table:table-cell>
          <table:table-cell office:value-type="string" calcext:value-type="string">
            <text:p>max thread duration factor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177.55" calcext:value-type="float">
            <text:p>2177.55</text:p>
          </table:table-cell>
          <table:table-cell office:value-type="float" office:value="10.42" calcext:value-type="float">
            <text:p>10.42</text:p>
          </table:table-cell>
          <table:table-cell office:value-type="float" office:value="87" calcext:value-type="float">
            <text:p>87</text:p>
          </table:table-cell>
          <table:table-cell table:formula="of:=[.J51]-[.J40]" office:value-type="float" office:value="0" calcext:value-type="float">
            <text:p>0</text:p>
          </table:table-cell>
          <table:table-cell table:formula="of:=[.M40]/73" office:value-type="float" office:value="0" calcext:value-type="float">
            <text:p>0</text:p>
          </table:table-cell>
          <table:table-cell table:formula="of:=[.L40]/[.J51]" office:value-type="float" office:value="0.0399531583660536" calcext:value-type="float">
            <text:p>0.039953158366054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0.1" calcext:value-type="float">
            <text:p>0.1</text:p>
          </table:table-cell>
          <table:table-cell office:value-type="float" office:value="2168.18" calcext:value-type="float">
            <text:p>2168.18</text:p>
          </table:table-cell>
          <table:table-cell office:value-type="float" office:value="7.35" calcext:value-type="float">
            <text:p>7.35</text:p>
          </table:table-cell>
          <table:table-cell office:value-type="float" office:value="120" calcext:value-type="float">
            <text:p>120</text:p>
          </table:table-cell>
          <table:table-cell table:formula="of:=[.J51]-[.J41]" office:value-type="float" office:value="9.37000000000035" calcext:value-type="float">
            <text:p>9.37000000000035</text:p>
          </table:table-cell>
          <table:table-cell table:formula="of:=[.M41]/73" office:value-type="float" office:value="0.128356164383566" calcext:value-type="float">
            <text:p>0.128356164383566</text:p>
          </table:table-cell>
          <table:table-cell table:formula="of:=[.L41]/[.J51]" office:value-type="float" office:value="0.0551078046428325" calcext:value-type="float">
            <text:p>0.055107804642833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0.2" calcext:value-type="float">
            <text:p>0.2</text:p>
          </table:table-cell>
          <table:table-cell office:value-type="float" office:value="2166.27" calcext:value-type="float">
            <text:p>2166.27</text:p>
          </table:table-cell>
          <table:table-cell office:value-type="float" office:value="4.63" calcext:value-type="float">
            <text:p>4.63</text:p>
          </table:table-cell>
          <table:table-cell office:value-type="float" office:value="133" calcext:value-type="float">
            <text:p>133</text:p>
          </table:table-cell>
          <table:table-cell table:formula="of:=[.J51]-[.J42]" office:value-type="float" office:value="11.2800000000002" calcext:value-type="float">
            <text:p>11.2800000000002</text:p>
          </table:table-cell>
          <table:table-cell table:formula="of:=[.M42]/73" office:value-type="float" office:value="0.154520547945208" calcext:value-type="float">
            <text:p>0.154520547945208</text:p>
          </table:table-cell>
          <table:table-cell table:formula="of:=[.L42]/[.J51]" office:value-type="float" office:value="0.0610778168124727" calcext:value-type="float">
            <text:p>0.061077816812473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0.3" calcext:value-type="float">
            <text:p>0.3</text:p>
          </table:table-cell>
          <table:table-cell office:value-type="float" office:value="2161.64" calcext:value-type="float">
            <text:p>2161.64</text:p>
          </table:table-cell>
          <table:table-cell office:value-type="float" office:value="3.32" calcext:value-type="float">
            <text:p>3.32</text:p>
          </table:table-cell>
          <table:table-cell office:value-type="float" office:value="151" calcext:value-type="float">
            <text:p>151</text:p>
          </table:table-cell>
          <table:table-cell table:formula="of:=[.J51]-[.J43]" office:value-type="float" office:value="15.9100000000003" calcext:value-type="float">
            <text:p>15.9100000000003</text:p>
          </table:table-cell>
          <table:table-cell table:formula="of:=[.M43]/73" office:value-type="float" office:value="0.217945205479456" calcext:value-type="float">
            <text:p>0.217945205479456</text:p>
          </table:table-cell>
          <table:table-cell table:formula="of:=[.L43]/[.J51]" office:value-type="float" office:value="0.0693439875088976" calcext:value-type="float">
            <text:p>0.069343987508898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0.4" calcext:value-type="float">
            <text:p>0.4</text:p>
          </table:table-cell>
          <table:table-cell office:value-type="float" office:value="2165.55" calcext:value-type="float">
            <text:p>2165.55</text:p>
          </table:table-cell>
          <table:table-cell office:value-type="float" office:value="7.8" calcext:value-type="float">
            <text:p>7.8</text:p>
          </table:table-cell>
          <table:table-cell office:value-type="float" office:value="223" calcext:value-type="float">
            <text:p>223</text:p>
          </table:table-cell>
          <table:table-cell table:formula="of:=[.J51]-[.J44]" office:value-type="float" office:value="12" calcext:value-type="float">
            <text:p>12</text:p>
          </table:table-cell>
          <table:table-cell table:formula="of:=[.M44]/73" office:value-type="float" office:value="0.164383561643836" calcext:value-type="float">
            <text:p>0.164383561643836</text:p>
          </table:table-cell>
          <table:table-cell table:formula="of:=[.L44]/[.J51]" office:value-type="float" office:value="0.102408670294597" calcext:value-type="float">
            <text:p>0.102408670294597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0.5" calcext:value-type="float">
            <text:p>0.5</text:p>
          </table:table-cell>
          <table:table-cell office:value-type="float" office:value="2162.82" calcext:value-type="float">
            <text:p>2162.82</text:p>
          </table:table-cell>
          <table:table-cell office:value-type="float" office:value="12.55" calcext:value-type="float">
            <text:p>12.55</text:p>
          </table:table-cell>
          <table:table-cell office:value-type="float" office:value="348" calcext:value-type="float">
            <text:p>348</text:p>
          </table:table-cell>
          <table:table-cell table:formula="of:=[.J51]-[.J45]" office:value-type="float" office:value="14.73" calcext:value-type="float">
            <text:p>14.73</text:p>
          </table:table-cell>
          <table:table-cell table:formula="of:=[.M45]/73" office:value-type="float" office:value="0.201780821917808" calcext:value-type="float">
            <text:p>0.201780821917808</text:p>
          </table:table-cell>
          <table:table-cell table:formula="of:=[.L45]/[.J51]" office:value-type="float" office:value="0.159812633464214" calcext:value-type="float">
            <text:p>0.159812633464214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0.6" calcext:value-type="float">
            <text:p>0.6</text:p>
          </table:table-cell>
          <table:table-cell office:value-type="float" office:value="2151.18" calcext:value-type="float">
            <text:p>2151.18</text:p>
          </table:table-cell>
          <table:table-cell office:value-type="float" office:value="5.21" calcext:value-type="float">
            <text:p>5.21</text:p>
          </table:table-cell>
          <table:table-cell office:value-type="float" office:value="322" calcext:value-type="float">
            <text:p>322</text:p>
          </table:table-cell>
          <table:table-cell table:formula="of:=[.J51]-[.J46]" office:value-type="float" office:value="26.3700000000003" calcext:value-type="float">
            <text:p>26.3700000000003</text:p>
          </table:table-cell>
          <table:table-cell table:formula="of:=[.M46]/73" office:value-type="float" office:value="0.361232876712333" calcext:value-type="float">
            <text:p>0.361232876712333</text:p>
          </table:table-cell>
          <table:table-cell table:formula="of:=[.L46]/[.J51]" office:value-type="float" office:value="0.147872609124934" calcext:value-type="float">
            <text:p>0.147872609124934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0.7" calcext:value-type="float">
            <text:p>0.7</text:p>
          </table:table-cell>
          <table:table-cell office:value-type="float" office:value="2152.27" calcext:value-type="float">
            <text:p>2152.27</text:p>
          </table:table-cell>
          <table:table-cell office:value-type="float" office:value="11.84" calcext:value-type="float">
            <text:p>11.84</text:p>
          </table:table-cell>
          <table:table-cell office:value-type="float" office:value="491" calcext:value-type="float">
            <text:p>491</text:p>
          </table:table-cell>
          <table:table-cell table:formula="of:=[.J51]-[.J47]" office:value-type="float" office:value="25.2800000000002" calcext:value-type="float">
            <text:p>25.2800000000002</text:p>
          </table:table-cell>
          <table:table-cell table:formula="of:=[.M47]/73" office:value-type="float" office:value="0.346301369863016" calcext:value-type="float">
            <text:p>0.346301369863016</text:p>
          </table:table-cell>
          <table:table-cell table:formula="of:=[.L47]/[.J51]" office:value-type="float" office:value="0.225482767330256" calcext:value-type="float">
            <text:p>0.225482767330256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0.8" calcext:value-type="float">
            <text:p>0.8</text:p>
          </table:table-cell>
          <table:table-cell office:value-type="float" office:value="2139.73" calcext:value-type="float">
            <text:p>2139.73</text:p>
          </table:table-cell>
          <table:table-cell office:value-type="float" office:value="3.44" calcext:value-type="float">
            <text:p>3.44</text:p>
          </table:table-cell>
          <table:table-cell office:value-type="float" office:value="767" calcext:value-type="float">
            <text:p>767</text:p>
          </table:table-cell>
          <table:table-cell table:formula="of:=[.J51]-[.J48]" office:value-type="float" office:value="37.8200000000002" calcext:value-type="float">
            <text:p>37.8200000000002</text:p>
          </table:table-cell>
          <table:table-cell table:formula="of:=[.M48]/73" office:value-type="float" office:value="0.518082191780824" calcext:value-type="float">
            <text:p>0.518082191780824</text:p>
          </table:table-cell>
          <table:table-cell table:formula="of:=[.L48]/[.J51]" office:value-type="float" office:value="0.352230718008771" calcext:value-type="float">
            <text:p>0.352230718008771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0.9" calcext:value-type="float">
            <text:p>0.9</text:p>
          </table:table-cell>
          <table:table-cell office:value-type="float" office:value="2137.27" calcext:value-type="float">
            <text:p>2137.27</text:p>
          </table:table-cell>
          <table:table-cell office:value-type="float" office:value="6.48" calcext:value-type="float">
            <text:p>6.48</text:p>
          </table:table-cell>
          <table:table-cell office:value-type="float" office:value="1067" calcext:value-type="float">
            <text:p>1067</text:p>
          </table:table-cell>
          <table:table-cell table:formula="of:=[.J51]-[.J49]" office:value-type="float" office:value="40.2800000000002" calcext:value-type="float">
            <text:p>40.2800000000002</text:p>
          </table:table-cell>
          <table:table-cell table:formula="of:=[.M49]/73" office:value-type="float" office:value="0.551780821917811" calcext:value-type="float">
            <text:p>0.551780821917811</text:p>
          </table:table-cell>
          <table:table-cell table:formula="of:=[.L49]/[.J51]" office:value-type="float" office:value="0.490000229615853" calcext:value-type="float">
            <text:p>0.490000229615853</text:p>
          </table:table-cell>
          <table:table-cell table:number-columns-repeated="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9"/>
          <table:table-cell table:style-name="ce1" table:formula="of:=MAX([.J40:.J49])" office:value-type="float" office:value="2177.55" calcext:value-type="float">
            <text:p>2177.55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2">00.00.0000</text:date>, <text:time style:data-style-name="N2" text:time-value="15:47:50.6219047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2T15:51:11.636478498</dc:date>
    <dc:creator>Josef Spillner</dc:creator>
    <meta:editing-duration>PT30M30S</meta:editing-duration>
    <meta:editing-cycles>9</meta:editing-cycles>
    <meta:generator>LibreOffice/5.2.7.2$Linux_X86_64 LibreOffice_project/20m0$Build-2</meta:generator>
    <meta:document-statistic meta:table-count="1" meta:cell-count="31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9cm" chart:symbol-height="0.179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686cm" svg:height="8.991cm" xlink:href=".." xlink:type="simple" chart:class="chart:bar" chart:style-name="ch1">
        <chart:legend svg:x="7.065cm" svg:y="4.337cm" style:legend-expansion="custom" chartooo:width="3.1cm" chartooo:height="1.585cm" style:legend-expansion-aspect-ratio="1.95583596214511" chart:style-name="ch2"/>
        <chart:plot-area chart:style-name="ch3" table:cell-range-address="'strategies.secondgoodrun'.A2:'strategies.secondgoodrun'.A11 'strategies.secondgoodrun'.F1:'strategies.secondgoodrun'.G11" chart:data-source-has-labels="both" svg:x="0.213cm" svg:y="0.179cm" svg:width="10.26cm" svg:height="8.633cm">
          <chartooo:coordinate-region svg:x="0.94cm" svg:y="0.179cm" svg:width="9.293cm" svg:height="7.987cm"/>
          <chart:axis chart:dimension="x" chart:name="primary-x" chart:style-name="ch4" chartooo:axis-type="auto">
            <chartooo:date-scale/>
            <chart:categories table:cell-range-address="'strategies.secondgoodrun'.A2:'strategies.secondgoodrun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trategies.secondgoodrun'.F2:'strategies.secondgoodrun'.F11" chart:label-cell-address="'strategies.secondgoodrun'.F1:'strategies.secondgoodrun'.F1" chart:class="chart:bar">
            <chart:data-point chart:repeated="10"/>
          </chart:series>
          <chart:series chart:style-name="ch8" chart:values-cell-range-address="'strategies.secondgoodrun'.G2:'strategies.secondgoodrun'.G11" chart:label-cell-address="'strategies.secondgoodrun'.G1:'strategies.secondgoodrun'.G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 savings factor</text:p>
                <draw:g>
                  <svg:desc>'strategies.secondgoodrun'.F1:'strategies.secondgoodrun'.F1</svg:desc>
                </draw:g>
              </table:table-cell>
              <table:table-cell office:value-type="string">
                <text:p>max thread duration factor</text:p>
                <draw:g>
                  <svg:desc>'strategies.secondgoodrun'.G1:'strategies.secondgoodrun'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strategies.secondgoodrun'.A2:'strategies.secondgoodrun'.A11</svg:desc>
                </draw:g>
              </table:table-cell>
              <table:table-cell office:value-type="float" office:value="0.62357142857143">
                <text:p>0.62357142857143</text:p>
                <draw:g>
                  <svg:desc>'strategies.secondgoodrun'.F2:'strategies.secondgoodrun'.F11</svg:desc>
                </draw:g>
              </table:table-cell>
              <table:table-cell office:value-type="float" office:value="0.104161308574662">
                <text:p>0.104161308574662</text:p>
                <draw:g>
                  <svg:desc>'strategies.secondgoodrun'.G2:'strategies.secondgoodrun'.G11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509999999999999">
                <text:p>0.509999999999999</text:p>
              </table:table-cell>
              <table:table-cell office:value-type="float" office:value="0.137595802685047">
                <text:p>0.13759580268504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808571428571428">
                <text:p>0.808571428571428</text:p>
              </table:table-cell>
              <table:table-cell office:value-type="float" office:value="0.140167686847384">
                <text:p>0.140167686847384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487142857142857">
                <text:p>0.487142857142857</text:p>
              </table:table-cell>
              <table:table-cell office:value-type="float" office:value="0.199321022581143">
                <text:p>0.19932102258114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196749138418806">
                <text:p>0.19674913841880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899642857142855">
                <text:p>0.899642857142855</text:p>
              </table:table-cell>
              <table:table-cell office:value-type="float" office:value="0.232755516691528">
                <text:p>0.23275551669152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.06178571428572">
                <text:p>1.06178571428572</text:p>
              </table:table-cell>
              <table:table-cell office:value-type="float" office:value="0.25976030039607">
                <text:p>0.2597603003960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0.453937554652538">
                <text:p>0.45393755465253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.10392857142857">
                <text:p>1.10392857142857</text:p>
              </table:table-cell>
              <table:table-cell office:value-type="float" office:value="0.506661179980454">
                <text:p>0.50666117998045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.10714285714286">
                <text:p>1.10714285714286</text:p>
              </table:table-cell>
              <table:table-cell office:value-type="float" office:value="0.958026850470655">
                <text:p>0.9580268504706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844cm" svg:height="9cm" xlink:href=".." xlink:type="simple" chart:class="chart:bar" chart:style-name="ch1">
        <chart:legend svg:x="4.436cm" svg:y="3.552cm" style:legend-expansion="custom" chartooo:width="5.192cm" chartooo:height="1.161cm" style:legend-expansion-aspect-ratio="4.47200689061154" chart:style-name="ch2"/>
        <chart:plot-area chart:style-name="ch3" table:cell-range-address="'strategies.secondgoodrun'.I2:'strategies.secondgoodrun'.I11 'strategies.secondgoodrun'.N1:'strategies.secondgoodrun'.O11" chart:data-source-has-labels="both" svg:x="0.236cm" svg:y="0.18cm" svg:width="11.372cm" svg:height="8.64cm">
          <chartooo:coordinate-region svg:x="0.963cm" svg:y="0.18cm" svg:width="10.405cm" svg:height="7.993cm"/>
          <chart:axis chart:dimension="x" chart:name="primary-x" chart:style-name="ch4" chartooo:axis-type="auto">
            <chartooo:date-scale/>
            <chart:categories table:cell-range-address="'strategies.secondgoodrun'.I2:'strategies.secondgoodrun'.I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trategies.secondgoodrun'.N2:'strategies.secondgoodrun'.N11" chart:label-cell-address="'strategies.secondgoodrun'.N1:'strategies.secondgoodrun'.N1" chart:class="chart:bar">
            <chart:data-point chart:repeated="10"/>
          </chart:series>
          <chart:series chart:style-name="ch8" chart:values-cell-range-address="'strategies.secondgoodrun'.O2:'strategies.secondgoodrun'.O11" chart:label-cell-address="'strategies.secondgoodrun'.O1:'strategies.secondgoodrun'.O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 savings factor</text:p>
                <draw:g>
                  <svg:desc>'strategies.secondgoodrun'.N1:'strategies.secondgoodrun'.N1</svg:desc>
                </draw:g>
              </table:table-cell>
              <table:table-cell office:value-type="string">
                <text:p>max thread duration factor</text:p>
                <draw:g>
                  <svg:desc>'strategies.secondgoodrun'.O1:'strategies.secondgoodrun'.O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strategies.secondgoodrun'.I2:'strategies.secondgoodrun'.I11</svg:desc>
                </draw:g>
              </table:table-cell>
              <table:table-cell office:value-type="float" office:value="0.971369863013697">
                <text:p>0.971369863013697</text:p>
                <draw:g>
                  <svg:desc>'strategies.secondgoodrun'.N2:'strategies.secondgoodrun'.N11</svg:desc>
                </draw:g>
              </table:table-cell>
              <table:table-cell office:value-type="float" office:value="0.0346988980875569">
                <text:p>0.0346988980875569</text:p>
                <draw:g>
                  <svg:desc>'strategies.secondgoodrun'.O2:'strategies.secondgoodrun'.O11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996301369863014">
                <text:p>0.996301369863014</text:p>
              </table:table-cell>
              <table:table-cell office:value-type="float" office:value="0.0725117998496381">
                <text:p>0.072511799849638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03232876712328">
                <text:p>1.03232876712328</text:p>
              </table:table-cell>
              <table:table-cell office:value-type="float" office:value="0.0662837925005894">
                <text:p>0.0662837925005894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179315068493146">
                <text:p>0.179315068493146</text:p>
              </table:table-cell>
              <table:table-cell office:value-type="float" office:value="0.0858575298833138">
                <text:p>0.085857529883313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104096694262671">
                <text:p>0.10409669426267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921917808219181">
                <text:p>0.0921917808219181</text:p>
              </table:table-cell>
              <table:table-cell office:value-type="float" office:value="0.133902158004546">
                <text:p>0.13390215800454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126986301369863">
                <text:p>0.126986301369863</text:p>
              </table:table-cell>
              <table:table-cell office:value-type="float" office:value="0.201520523508503">
                <text:p>0.20152052350850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186849315068491">
                <text:p>0.186849315068491</text:p>
              </table:table-cell>
              <table:table-cell office:value-type="float" office:value="0.207748530857552">
                <text:p>0.20774853085755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423287671232834">
                <text:p>0.0423287671232834</text:p>
              </table:table-cell>
              <table:table-cell office:value-type="float" office:value="0.278480900036033">
                <text:p>0.27848090003603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361095890410954">
                <text:p>0.361095890410954</text:p>
              </table:table-cell>
              <table:table-cell office:value-type="float" office:value="0.606785858864456">
                <text:p>0.6067858588644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86cm" svg:height="9cm" xlink:href=".." xlink:type="simple" chart:class="chart:bar" chart:style-name="ch1">
        <chart:legend svg:x="6.715cm" svg:y="3.977cm" style:legend-expansion="custom" chartooo:width="4.668cm" chartooo:height="1.096cm" style:legend-expansion-aspect-ratio="4.25912408759124" chart:style-name="ch2"/>
        <chart:plot-area chart:style-name="ch3" table:cell-range-address="'strategies.secondgoodrun'.R2:'strategies.secondgoodrun'.R11 'strategies.secondgoodrun'.W1:'strategies.secondgoodrun'.X11" chart:data-source-has-labels="both" svg:x="0.237cm" svg:y="0.18cm" svg:width="11.386cm" svg:height="8.64cm">
          <chartooo:coordinate-region svg:x="0.964cm" svg:y="0.18cm" svg:width="10.419cm" svg:height="7.993cm"/>
          <chart:axis chart:dimension="x" chart:name="primary-x" chart:style-name="ch4" chartooo:axis-type="auto">
            <chartooo:date-scale/>
            <chart:categories table:cell-range-address="'strategies.secondgoodrun'.R2:'strategies.secondgoodrun'.R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trategies.secondgoodrun'.W2:'strategies.secondgoodrun'.W11" chart:label-cell-address="'strategies.secondgoodrun'.W1:'strategies.secondgoodrun'.W1" chart:class="chart:bar">
            <chart:data-point chart:repeated="10"/>
          </chart:series>
          <chart:series chart:style-name="ch8" chart:values-cell-range-address="'strategies.secondgoodrun'.X2:'strategies.secondgoodrun'.X11" chart:label-cell-address="'strategies.secondgoodrun'.X1:'strategies.secondgoodrun'.X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 savings factor</text:p>
                <draw:g>
                  <svg:desc>'strategies.secondgoodrun'.W1:'strategies.secondgoodrun'.W1</svg:desc>
                </draw:g>
              </table:table-cell>
              <table:table-cell office:value-type="string">
                <text:p>max thread duration factor</text:p>
                <draw:g>
                  <svg:desc>'strategies.secondgoodrun'.X1:'strategies.secondgoodrun'.X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strategies.secondgoodrun'.R2:'strategies.secondgoodrun'.R11</svg:desc>
                </draw:g>
              </table:table-cell>
              <table:table-cell office:value-type="float" office:value="0">
                <text:p>0</text:p>
                <draw:g>
                  <svg:desc>'strategies.secondgoodrun'.W2:'strategies.secondgoodrun'.W11</svg:desc>
                </draw:g>
              </table:table-cell>
              <table:table-cell office:value-type="float" office:value="0.0339174674957603">
                <text:p>0.0339174674957603</text:p>
                <draw:g>
                  <svg:desc>'strategies.secondgoodrun'.X2:'strategies.secondgoodrun'.X11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0186301369863014">
                <text:p>0.0186301369863014</text:p>
              </table:table-cell>
              <table:table-cell office:value-type="float" office:value="0.0452232899943471">
                <text:p>0.045223289994347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323287671232877">
                <text:p>0.0323287671232877</text:p>
              </table:table-cell>
              <table:table-cell office:value-type="float" office:value="0.0678349349915206">
                <text:p>0.0678349349915206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721917808219178">
                <text:p>0.0721917808219178</text:p>
              </table:table-cell>
              <table:table-cell office:value-type="float" office:value="0.0791407574901074">
                <text:p>0.0791407574901074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908219178082193">
                <text:p>0.0908219178082193</text:p>
              </table:table-cell>
              <table:table-cell office:value-type="float" office:value="0.0791407574901074">
                <text:p>0.079140757490107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734246575342466">
                <text:p>0.0734246575342466</text:p>
              </table:table-cell>
              <table:table-cell office:value-type="float" office:value="0.101752402487281">
                <text:p>0.10175240248728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121917808219178">
                <text:p>0.121917808219178</text:p>
              </table:table-cell>
              <table:table-cell office:value-type="float" office:value="0.124364047484454">
                <text:p>0.12436404748445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134383561643836">
                <text:p>0.134383561643836</text:p>
              </table:table-cell>
              <table:table-cell office:value-type="float" office:value="0.203504804974562">
                <text:p>0.20350480497456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123287671232877">
                <text:p>0.123287671232877</text:p>
              </table:table-cell>
              <table:table-cell office:value-type="float" office:value="0.180893159977388">
                <text:p>0.18089315997738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216575342465753">
                <text:p>0.216575342465753</text:p>
              </table:table-cell>
              <table:table-cell office:value-type="float" office:value="0.486150367439231">
                <text:p>0.4861503674392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709cm" svg:height="9.007cm" xlink:href=".." xlink:type="simple" chart:class="chart:bar" chart:style-name="ch1">
        <chart:legend svg:x="5.492cm" svg:y="4.255cm" style:legend-expansion="custom" chartooo:width="5.233cm" chartooo:height="1.096cm" style:legend-expansion-aspect-ratio="4.77463503649635" chart:style-name="ch2"/>
        <chart:plot-area chart:style-name="ch3" table:cell-range-address="'strategies.secondgoodrun'.I39:'strategies.secondgoodrun'.I49 'strategies.secondgoodrun'.N39:'strategies.secondgoodrun'.O49" chart:data-source-has-labels="both" svg:x="0.234cm" svg:y="0.18cm" svg:width="11.241cm" svg:height="8.647cm">
          <chartooo:coordinate-region svg:x="0.961cm" svg:y="0.18cm" svg:width="10.274cm" svg:height="8cm"/>
          <chart:axis chart:dimension="x" chart:name="primary-x" chart:style-name="ch4" chartooo:axis-type="auto">
            <chartooo:date-scale/>
            <chart:categories table:cell-range-address="'strategies.secondgoodrun'.I40:'strategies.secondgoodrun'.I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trategies.secondgoodrun'.N40:'strategies.secondgoodrun'.N49" chart:label-cell-address="'strategies.secondgoodrun'.N39:'strategies.secondgoodrun'.N39" chart:class="chart:bar">
            <chart:data-point chart:repeated="10"/>
          </chart:series>
          <chart:series chart:style-name="ch8" chart:values-cell-range-address="'strategies.secondgoodrun'.O40:'strategies.secondgoodrun'.O49" chart:label-cell-address="'strategies.secondgoodrun'.O39:'strategies.secondgoodrun'.O39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 savings factor</text:p>
                <draw:g>
                  <svg:desc>'strategies.secondgoodrun'.N39:'strategies.secondgoodrun'.N39</svg:desc>
                </draw:g>
              </table:table-cell>
              <table:table-cell office:value-type="string">
                <text:p>max thread duration factor</text:p>
                <draw:g>
                  <svg:desc>'strategies.secondgoodrun'.O39:'strategies.secondgoodrun'.O3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strategies.secondgoodrun'.I40:'strategies.secondgoodrun'.I49</svg:desc>
                </draw:g>
              </table:table-cell>
              <table:table-cell office:value-type="float" office:value="0">
                <text:p>0</text:p>
                <draw:g>
                  <svg:desc>'strategies.secondgoodrun'.N40:'strategies.secondgoodrun'.N49</svg:desc>
                </draw:g>
              </table:table-cell>
              <table:table-cell office:value-type="float" office:value="0.0399531583660536">
                <text:p>0.0399531583660536</text:p>
                <draw:g>
                  <svg:desc>'strategies.secondgoodrun'.O40:'strategies.secondgoodrun'.O49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128356164383566">
                <text:p>0.128356164383566</text:p>
              </table:table-cell>
              <table:table-cell office:value-type="float" office:value="0.0551078046428325">
                <text:p>0.055107804642832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154520547945208">
                <text:p>0.154520547945208</text:p>
              </table:table-cell>
              <table:table-cell office:value-type="float" office:value="0.0610778168124727">
                <text:p>0.0610778168124727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217945205479456">
                <text:p>0.217945205479456</text:p>
              </table:table-cell>
              <table:table-cell office:value-type="float" office:value="0.0693439875088976">
                <text:p>0.069343987508897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164383561643836">
                <text:p>0.164383561643836</text:p>
              </table:table-cell>
              <table:table-cell office:value-type="float" office:value="0.102408670294597">
                <text:p>0.10240867029459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201780821917808">
                <text:p>0.201780821917808</text:p>
              </table:table-cell>
              <table:table-cell office:value-type="float" office:value="0.159812633464214">
                <text:p>0.15981263346421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361232876712333">
                <text:p>0.361232876712333</text:p>
              </table:table-cell>
              <table:table-cell office:value-type="float" office:value="0.147872609124934">
                <text:p>0.14787260912493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346301369863016">
                <text:p>0.346301369863016</text:p>
              </table:table-cell>
              <table:table-cell office:value-type="float" office:value="0.225482767330256">
                <text:p>0.22548276733025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518082191780824">
                <text:p>0.518082191780824</text:p>
              </table:table-cell>
              <table:table-cell office:value-type="float" office:value="0.352230718008771">
                <text:p>0.35223071800877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551780821917811">
                <text:p>0.551780821917811</text:p>
              </table:table-cell>
              <table:table-cell office:value-type="float" office:value="0.490000229615853">
                <text:p>0.4900002296158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